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39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rozkoumej svět Podsvětí, a nauč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Varuji tě, své královsví ti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Zlikviduj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který můžeš naplnit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neškodni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Ulov ty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8">00.00.0000</text:date>, <text:time style:data-style-name="N2" text:time-value="18:02:27.304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9-03-18T18:03:18.248000000</dc:date>
    <meta:editing-duration>PT22H38M28S</meta:editing-duration>
    <meta:editing-cycles>51</meta:editing-cycles>
    <meta:document-statistic meta:table-count="1" meta:cell-count="1531" meta:object-count="0"/>
  </office:meta>
</office:document-meta>
</file>